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automatic-styles>
    <style:style style:name="co1" style:family="table-column">
      <style:table-column-properties fo:break-before="auto" style:column-width="4.78125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 fo:text-align="start" fo:margin-left="1.765cm"/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</style:style>
    <style:style style:name="ce24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4" office:value-type="string">
            <text:p>In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number-columns-repeated="2" table:style-name="ce21"/>
          <table:table-cell table:number-columns-repeated="254"/>
        </table:table-row>
        <table:table-row table:style-name="ro2">
          <table:table-cell table:style-name="ce23" office:value-type="string">
            <text:p>We provide support for the following products:
·         LG Nexus 5
·         Nokia Lumia 5801
·         Huawie Mate S
·         Moto Style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2"/>
          <table:table-cell table:style-name="ce21"/>
          <table:table-cell table:number-columns-repeated="254" table:style-name="ce21"/>
        </table:table-row>
        <table:table-row table:style-name="ro1">
          <table:table-cell table:style-name="ce25" office:value-type="string">
            <text:p>Multiple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5"/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We provide support for the following products: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·         LG Nexus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Nokia Lumia 5801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Huawie Mate S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Moto Style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number-rows-repeated="65525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36:50</meta:creation-date>
    <dc:date>2015-12-14T06:46:53</dc:date>
    <meta:generator>MicrosoftOffice/14.0 MicrosoftExcel/CalculationVersion-9302</meta:generator>
  </office:meta>
</office:document-meta>
</file>